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4"/>
    <style:style style:name="ce3" style:family="table-cell" style:parent-style-name="Default" style:data-style-name="N124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Batchsiz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Validation Accuracy</text:p>
          </table:table-cell>
        </table:table-row>
        <table:table-row table:style-name="ro1">
          <table:table-cell office:value-type="string" calcext:value-type="string">
            <text:p>Config 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.15279" calcext:value-type="float">
            <text:p>0.15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96" calcext:value-type="float">
            <text:p>0.09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96" calcext:value-type="float">
            <text:p>0.096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.33573" calcext:value-type="float">
            <text:p>0.3357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0.662933" calcext:value-type="float">
            <text:p>0.6629</text:p>
          </table:table-cell>
        </table:table-row>
        <table:table-row table:style-name="ro1">
          <table:table-cell office:value-type="string" calcext:value-type="string">
            <text:p>Config 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096" calcext:value-type="float">
            <text:p>0.096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5" calcext:value-type="float">
            <text:p>0.5</text:p>
          </table:table-cell>
          <table:table-cell table:style-name="ce3" office:value-type="float" office:value="0.7792" calcext:value-type="float">
            <text:p>0.77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7483" calcext:value-type="float">
            <text:p>0.74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0.7286" calcext:value-type="float">
            <text:p>0.728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.567466" calcext:value-type="float">
            <text:p>0.5675</text:p>
          </table:table-cell>
        </table:table-row>
        <table:table-row table:style-name="ro1">
          <table:table-cell office:value-type="string" calcext:value-type="string">
            <text:p>Config 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7537" calcext:value-type="float">
            <text:p>0.75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776" calcext:value-type="float">
            <text:p>0.77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7746" calcext:value-type="float">
            <text:p>0.774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7658" calcext:value-type="float">
            <text:p>0.7658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" calcext:value-type="float">
            <text:p>0.2</text:p>
          </table:table-cell>
          <table:table-cell table:style-name="ce3" office:value-type="float" office:value="0.7975" calcext:value-type="float">
            <text:p>0.79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7941" calcext:value-type="float">
            <text:p>0.79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ice Job! Test Accuracy is </text:p>
          </table:table-cell>
          <table:table-cell/>
          <table:table-cell office:value-type="float" office:value="0.8363" calcext:value-type="float">
            <text:p>0.8363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1:24:37.465421013</meta:creation-date>
    <dc:date>2017-02-06T22:16:18.649697101</dc:date>
    <meta:editing-duration>PT9M18S</meta:editing-duration>
    <meta:editing-cycles>3</meta:editing-cycles>
    <meta:generator>LibreOffice/5.1.4.2$Linux_X86_64 LibreOffice_project/10m0$Build-2</meta:generator>
    <meta:document-statistic meta:table-count="1" meta:cell-count="77" meta:object-count="0"/>
  </office:meta>
</office:document-meta>
</file>